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style:font-style-asian="normal" style:font-weight-asian="normal" style:font-style-complex="normal" style:font-weight-complex="normal" loext:char-shading-value="0"/>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text:soft-page-break/></text:p>
      <text:h text:style-name="Heading_20_2" text:outline-level="2">Идеи</text:h>
      <text:list xml:id="list2913971038931025109" text:style-name="L1">
        <text:list-item>
          <text:p text:style-name="P150">Книги:</text:p>
        </text:list-item>
      </text:list>
      <text:list xml:id="list8062558907071731308" text:style-name="L2">
        <text:list-item>
          <text:p text:style-name="P151">«Великие грифоны прошлого» - из канона (5<text:span text:style-name="T11">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5">Природа Проклятий</text:span>» - обмен</text:p>
        </text:list-item>
        <text:list-item>
          <text:p text:style-name="P151"><text:span text:style-name="T65">«Магия для Чайников»</text:span> - обмен</text:p>
        </text:list-item>
        <text:list-item>
          <text:p text:style-name="P151"><text:span text:style-name="T65">«Энциклопедия Арканум»</text:span> - обмен</text:p>
        </text:list-item>
        <text:list-item>
          <text:p text:style-name="P151">«О Гейсах» - обмен</text:p>
        </text:list-item>
        <text:list-item>
          <text:p text:style-name="P151">«<text:span text:style-name="T65">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39406045205081633"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5">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6" text:outline-level="2"><text:soft-page-break/>1. Терра</text:h>
      <text:p text:style-name="P26">(Electronics “Disappointed”/Gary Jules “Mad World”/Pink Floyd “Another Brick In The Wall”)</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7">Дайсон.</text:span></text:p>
      <text:p text:style-name="P75"><text:span text:style-name="T8">– </text:span><text:span text:style-name="T67">Сколько тебе лет?</text:span></text:p>
      <text:p text:style-name="P75"><text:span text:style-name="T8">– </text:span><text:span text:style-name="T67">Два года с начала запуска кластера.</text:span></text:p>
      <text:p text:style-name="P75"><text:span text:style-name="T8">– </text:span><text:span text:style-name="T67">Какой сейчас год?</text:span></text:p>
      <text:p text:style-name="P75"><text:span text:style-name="T8">– </text:span><text:span text:style-name="T21">20</text:span><text:span text:style-name="T20">18</text:span><text:span text:style-name="T67">-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3"><text:soft-page-break/>***</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1565844548619746448"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text:soft-page-break/></text:p>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text:soft-page-break/>–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soft-page-break/>…</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7" text:outline-level="2"><text:span text:style-name="T11">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text:soft-page-break/>–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soft-page-break/>***</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text:soft-page-break/>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text:soft-page-break/>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2">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text:soft-page-break/>–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text:soft-page-break/>–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text:soft-page-break/>–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text:soft-page-break/>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6" text:outline-level="2">6. Стыд</text:h>
      <text:p text:style-name="P50">&lt;<text:span text:style-name="T85">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text:soft-page-break/>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text:soft-page-break/>–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text:soft-page-break/>–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text:soft-page-break/>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text:soft-page-break/></text:p>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4">Mark Knopfler - </text:span><text:span text:style-name="T63">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2">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6">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1.5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пусть будет, как есть!</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В следующий раз не придумывай такую фигню!</text:p>
      <text:p text:style-name="P50">Я отсмеялся, наклонился через стол и потрепал пегаску между ушей.</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text:p>
      <text:p text:style-name="P50">…</text:p>
      <text:p text:style-name="P50">А ведь пегаска говорит дело!</text:p>
      <text:p text:style-name="P50">Я </text:p>
      <text:p text:style-name="P50"><text:span text:style-name="T11"/></text:p>
      <text:p text:style-name="P50"><text:span text:style-name="T11"/></text:p>
      <text:p text:style-name="P50"><text:span text:style-name="T11">&lt;в </text:span>награду пегаска требует почесать её ещё. Анон чухает голову и переходит на спину. Пегаска жмурится от удовольствия<text:span text:style-name="T11">&gt;</text:span></text:p>
      <text:p text:style-name="P50"/>
      <text:p text:style-name="P50">– Ага. – подтвердил я. – Так это ты сожгла воздушный шар Твайлайт?</text:p>
      <text:p text:style-name="P60"/>
      <text:p text:style-name="P60"/>
      <text:p text:style-name="P60"/>
      <text:p text:style-name="P27"><text:soft-page-break/>&lt;Глава в Понивилле — знакомство с Дэш. Анон чухает пегаску по холке и хлопает по крупу. Она говорит ему, что не любит ждать&gt;</text:p>
      <text:p text:style-name="P95">… нам необходим некоторый список оборудования.</text:p>
      <text:p text:style-name="P95"/>
      <text:p text:style-name="P95">&lt;Так это ты соревновалась со Спайком по силе отрыжки?&gt;</text:p>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text:soft-page-break/>–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text:soft-page-break/></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oft-page-break/>«<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text:soft-page-break/>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
      <text:p text:style-name="P46"/>
      <text:p text:style-name="P52"><text:soft-page-break/>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7">эт правда?</text:span></text:p>
      <text:p text:style-name="P50"><text:span text:style-name="T15">– </text:span><text:span text:style-name="T67">Какая из? Их много, вообще-то. Ик!</text:span></text:p>
      <text:p text:style-name="P50"><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50"><text:soft-page-break/><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50"><text:span text:style-name="T15">– </text:span><text:span text:style-name="T67">Пока не умру?</text:span></text:p>
      <text:p text:style-name="P50"><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text:soft-page-break/>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text:soft-page-break/>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oft-page-break/><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3">&lt;<text:span text:style-name="T70">David Bowie - Lets Dance/ Ashes To Ashes</text:span></text:p>
      <text:p text:style-name="P43"><text:span text:style-name="T70">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1">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1">302 пони</text:span><text:span text:style-name="T29">.</text:span></text:p>
      <text:p text:style-name="P53"><text:span text:style-name="T71">250 пони</text:span><text:span text:style-name="T29">.</text:span></text:p>
      <text:p text:style-name="P53"><text:span text:style-name="T71">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8">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text:span><text:soft-page-break/><text:span text:style-name="T29">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soft-page-break/>…</text:p>
      <text:p text:style-name="P53"/>
      <text:p text:style-name="P63">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text:soft-page-break/>–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3">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2">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57">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2">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57">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8"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9">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text:soft-page-break/>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text:soft-page-break/>–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text:soft-page-break/>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49" text:outline-level="3">Воскресение</text:h>
      <text:p text:style-name="P50">&lt;<text:span text:style-name="T8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text:soft-page-break/>–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text:soft-page-break/>–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soft-page-break/>…</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49"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text:soft-page-break/>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text:soft-page-break/>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4"/>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text:soft-page-break/>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6" text:outline-level="2"><text:soft-page-break/>24.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text:soft-page-break/></text:p>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text:soft-page-break/>–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7"/>
      <text:p text:style-name="P105"><text:soft-page-break/><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text:soft-page-break/>–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oft-page-break/><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7">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1T00:33:35.78</dc:date>
    <meta:editing-duration>P130DT1H56M57S</meta:editing-duration>
    <meta:editing-cycles>7928</meta:editing-cycles>
    <meta:generator>OpenOffice/4.1.1$Win32 OpenOffice.org_project/411m6$Build-9775</meta:generator>
    <dc:creator>макс </dc:creator>
    <meta:document-statistic meta:table-count="0" meta:image-count="0" meta:object-count="0" meta:page-count="205" meta:paragraph-count="4392" meta:word-count="93801" meta:character-count="596339"/>
  </office:meta>
</office:document-meta>
</file>